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4130bb"/>
    </style:style>
    <style:style style:name="P4" style:family="paragraph" style:parent-style-name="Standard">
      <style:text-properties officeooo:paragraph-rsid="0057e000"/>
    </style:style>
    <style:style style:name="P5" style:family="paragraph" style:parent-style-name="Text_20_body">
      <style:paragraph-properties fo:margin-top="0in" fo:margin-bottom="0in" loext:contextual-spacing="false"/>
      <style:text-properties officeooo:rsid="0044c721" officeooo:paragraph-rsid="0044c721"/>
    </style:style>
    <style:style style:name="P6" style:family="paragraph" style:parent-style-name="Text_20_body">
      <style:paragraph-properties fo:margin-top="0in" fo:margin-bottom="0in" loext:contextual-spacing="false"/>
      <style:text-properties officeooo:paragraph-rsid="005bf252"/>
    </style:style>
    <style:style style:name="P7" style:family="paragraph" style:parent-style-name="Text_20_body">
      <style:paragraph-properties fo:margin-top="0in" fo:margin-bottom="0in" loext:contextual-spacing="false"/>
      <style:text-properties officeooo:paragraph-rsid="0044c721"/>
    </style:style>
    <style:style style:name="P8" style:family="paragraph" style:parent-style-name="Text_20_body">
      <style:paragraph-properties fo:margin-top="0in" fo:margin-bottom="0in" loext:contextual-spacing="false"/>
    </style:style>
    <style:style style:name="P9" style:family="paragraph" style:parent-style-name="Text_20_body" style:list-style-name="L1">
      <style:paragraph-properties fo:margin-top="0in" fo:margin-bottom="0in" loext:contextual-spacing="false"/>
      <style:text-properties officeooo:paragraph-rsid="004130bb"/>
    </style:style>
    <style:style style:name="P10" style:family="paragraph" style:parent-style-name="Text_20_body" style:list-style-name="L1">
      <style:paragraph-properties fo:margin-top="0in" fo:margin-bottom="0in" loext:contextual-spacing="false"/>
      <style:text-properties officeooo:paragraph-rsid="005d7347"/>
    </style:style>
    <style:style style:name="P11" style:family="paragraph" style:parent-style-name="Text_20_body" style:list-style-name="L1">
      <style:paragraph-properties fo:margin-top="0in" fo:margin-bottom="0in" loext:contextual-spacing="false"/>
      <style:text-properties officeooo:paragraph-rsid="006085aa"/>
    </style:style>
    <style:style style:name="P12" style:family="paragraph" style:parent-style-name="Text_20_body">
      <style:paragraph-properties fo:margin-top="0in" fo:margin-bottom="0in" loext:contextual-spacing="false"/>
      <style:text-properties officeooo:rsid="005e86d9" officeooo:paragraph-rsid="005e86d9"/>
    </style:style>
    <style:style style:name="T1" style:family="text">
      <style:text-properties officeooo:rsid="000daaba"/>
    </style:style>
    <style:style style:name="T2" style:family="text">
      <style:text-properties fo:font-style="normal" officeooo:rsid="003a73e7" style:font-style-asian="normal" style:font-style-complex="normal"/>
    </style:style>
    <style:style style:name="T3" style:family="text">
      <style:text-properties fo:font-style="normal" officeooo:rsid="004130bb" style:font-style-asian="normal" style:font-style-complex="normal"/>
    </style:style>
    <style:style style:name="T4" style:family="text">
      <style:text-properties fo:font-style="normal" officeooo:rsid="0057e000" style:font-style-asian="normal" style:font-style-complex="normal"/>
    </style:style>
    <style:style style:name="T5" style:family="text">
      <style:text-properties fo:font-style="normal" officeooo:rsid="0058539a" style:font-style-asian="normal" style:font-style-complex="normal"/>
    </style:style>
    <style:style style:name="T6"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7" style:family="text">
      <style:text-properties fo:font-size="12pt" fo:font-style="normal" fo:font-weight="normal" officeooo:rsid="0059f2db"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5bf252"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officeooo:rsid="005d7347"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6085aa" style:font-size-asian="12pt" style:font-style-asian="normal" style:font-weight-asian="normal" style:font-size-complex="12pt" style:font-style-complex="normal" style:font-weight-complex="normal"/>
    </style:style>
    <style:style style:name="T11" style:family="text">
      <style:text-properties officeooo:rsid="004130bb"/>
    </style:style>
    <style:style style:name="T12" style:family="text">
      <style:text-properties officeooo:rsid="0050f657"/>
    </style:style>
    <style:style style:name="T13" style:family="text">
      <style:text-properties officeooo:rsid="0057e000"/>
    </style:style>
    <style:style style:name="T14" style:family="text">
      <style:text-properties officeooo:rsid="005bf252"/>
    </style:style>
    <style:style style:name="T15" style:family="text">
      <style:text-properties officeooo:rsid="005d7347"/>
    </style:style>
    <style:style style:name="T16" style:family="text">
      <style:text-properties officeooo:rsid="006085a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DAT 6</text:span><text:span text:style-name="T5">9</text:span><text:span text:style-name="T4">0</text:span><text:span text:style-name="T3">: </text:span><text:span text:style-name="T5">Capstone in </text:span><text:span text:style-name="T4">Data Analytics</text:span></text:p>
      <text:p text:style-name="P4"><text:span text:style-name="T2">Module</text:span><text:span text:style-name="Emphasis"><text:span text:style-name="T6"> </text:span></text:span><text:span text:style-name="Emphasis"><text:span text:style-name="T10">Five</text:span></text:span></text:p>
      <text:p text:style-name="P2"><text:span text:style-name="T14">9/</text:span><text:span text:style-name="T15">1</text:span><text:span text:style-name="T16">9</text:span><text:span text:style-name="T12">/</text:span><text:span text:style-name="T13">20</text:span><text:span text:style-name="T11">22</text:span></text:p>
      <text:p text:style-name="P1"/>
      <text:p text:style-name="P1">Learning Object<text:span text:style-name="T1">i</text:span>ves</text:p>
      <text:list xml:id="list2323224832" text:style-name="L1">
        <text:list-header>
          <text:p text:style-name="P9"/>
        </text:list-header>
        <text:list-item>
          <text:p text:style-name="P11">Iterate on Business Understanding, Data Understanding, and Data Preparation phases of project</text:p>
        </text:list-item>
        <text:list-item>
          <text:p text:style-name="P11">Begin Modeling and Evaluation phases of project</text:p>
        </text:list-item>
        <text:list-item>
          <text:p text:style-name="P11">Define the roles and appropriate team members to be involved in all stages of the analytic process</text:p>
        </text:list-item>
        <text:list-item>
          <text:p text:style-name="P11">Devise a regular meeting schedule for team collaboration</text:p>
        </text:list-item>
        <text:list-item>
          <text:p text:style-name="P11">Plan for clear communication among team members</text:p>
        </text:list-item>
        <text:list-item>
          <text:p text:style-name="P11">Create clear and achievable expectations for each unique role in the team and a method for measuring achievement</text:p>
        </text:list-item>
      </text:list>
      <text:p text:style-name="P6"/>
      <text:p text:style-name="P5">Module Overview</text:p>
      <text:p text:style-name="P7"/>
      <text:p text:style-name="P12">In this module, you will be finalizing your analytic process and will take the next step in assembling your first capstone component. During this process, you have likely been presented with a number of challenges that reveal the famously amorphous nature of statistical model building and interpretation. In fact, statisticians themselves often joke that they chose their profession so that they never had to be certain of anything again.</text:p>
      <text:p text:style-name="P12"/>
      <text:p text:style-name="P8">It is true that there are a multitude of paths to follow, and they will not all lead to quite the same destination; reality is a messy thing, and the goal of modeling is to explain or predict something in the real world using only the bits of that reality that someone has managed to collect. A company’s stock may plunge due to nothing more than a completely unfounded rumor; manufacturing quality may suffer because materials are trucked in from a distributor in a town 50 miles away that has just elected to stop paving over its potholes; an employee may leave your company for a competitor in Austin because she is dissatisfied with the local barbeque restaurants.</text:p>
      <text:p text:style-name="P8"/>
      <text:p text:style-name="P8">Such strange modes of causality are not only generally unpredictable; they are often never even discovered. Further, they result in noise in your data, potentially skewing results and/or leading you to explore other methods and explanations that might, in fact, be less appropriate. But all is not lost, and by approaching your analytics with a few key principles in mind, you can help steer your organization through the clutter of the real world.</text:p>
      <text:p text:style-name="P8"/>
      <text:p text:style-name="P8">There are many such principles that you have encountered in your prior coursework and perhaps in your professional experience as well, but perhaps the most important are that the model is explainable (Does it make sense? Is it actionable?), that it have good fit (How well do predicted and observed values line up?) and that it is repeatable (Can it be tested in a sample of your data and still provide similar results given the entire dataset?).</text:p>
      <text:p text:style-name="P8"/>
      <text:p text:style-name="Text_20_body"><text:soft-page-break/>What principles have you used to guide you in building your final model? Did your initial expectations align well with the results? What new directions have you taken to improve your model and why? In addition to explaining your process and results, be sure to consider questions such as these in working on your first capstone component, the presentation of your final data analytic pl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09-19T19:29:34.131340354</dc:date>
    <meta:editing-duration>P3DT6H43M2S</meta:editing-duration>
    <meta:editing-cycles>47</meta:editing-cycles>
    <meta:generator>LibreOffice/6.4.7.2$Linux_X86_64 LibreOffice_project/40$Build-2</meta:generator>
    <meta:document-statistic meta:table-count="0" meta:image-count="0" meta:object-count="0" meta:page-count="2" meta:paragraph-count="16" meta:word-count="490" meta:character-count="2944" meta:non-whitespace-character-count="2476"/>
  </office:meta>
</office:document-meta>
</file>